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0in" svg:width="3.6717in" svg:height="1.56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State transitions are defined by a state transition diagram usually represented as a matrix (State transition matrix) describing the probability of transition from state \textit{i} to \textit{j}. Considering a single processor capable of a total of M performance states and in state $L_i$, the probability with which it can be transitioned to any other performance state \textit{j} is defined by $f^{M,t,\delta}(L_i,j)$ where the parameters of the function are t: the transition direction evaluated in section~\ref{} </text:p>
      <text:p text:style-name="Standard">, $\delta$, the delta constraint which we want to impose on the transition and finally M the total number of performance states each processor is capable of. It must be noted that $f^{M,t,\delta}(i,j)$ does not return a probability but a weight which eases comput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2T16:16:56</meta:creation-date>
    <dc:date>2009-08-02T16:36:41</dc:date>
    <meta:editing-duration>PT00H04M35S</meta:editing-duration>
    <meta:editing-cycles>3</meta:editing-cycles>
    <meta:generator>OpenOffice.org/3.1$Linux OpenOffice.org_project/310m11$Build-9399</meta:generator>
    <meta:document-statistic meta:table-count="0" meta:image-count="0" meta:object-count="1" meta:page-count="1" meta:paragraph-count="3" meta:word-count="119" meta:character-count="78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i>f</math:mi>
        <math:mrow>
          <math:mi>M</math:mi>
          <math:mi>,</math:mi>
          <math:mi>t</math:mi>
          <math:mi>,</math:mi>
          <math:mo math:stretchy="false">δ</math:mo>
        </math:mrow>
      </math:msup>
      <math:mrow>
        <math:mrow>
          <math:mo math:stretchy="false">(</math:mo>
          <math:mrow>
            <math:mi>i</math:mi>
            <math:mi>,</math:mi>
            <math:mi>j</math:mi>
          </math:mrow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n>0</math:mn>
              </math:mtd>
              <math:mtd>
                <math:mi math:fontstyle="normal">:</math:mi>
              </math:mtd>
              <math:mtd>
                <math:mrow>
                  <math:mi>j</math:mi>
                  <math:mo math:stretchy="false">&lt;</math:mo>
                  <math:mrow>
                    <math:mo math:stretchy="false">(</math:mo>
                    <math:mrow>
                      <math:mi>i</math:mi>
                      <math:mo math:stretchy="false">+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  <math:mtr>
              <math:mtd>
                <math:mrow>
                  <math:mrow>
                    <math:mrow>
                      <math:mfrac>
                        <math:mi>M</math:mi>
                        <math:mn>2</math:mn>
                      </math:mfrac>
                      <math:mo math:stretchy="false">×</math:mo>
                      <math:mrow>
                        <math:mo math:stretchy="false">(</math:mo>
                        <math:mrow>
                          <math:mrow>
                            <math:msup>
                              <math:mi>t</math:mi>
                              <math:mn>2</math:mn>
                            </math:msup>
                            <math:mo math:stretchy="false">−</math:mo>
                            <math:mi>t</math:mi>
                          </math:mrow>
                          <math:mo math:stretchy="false">+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+</math:mo>
                    <math:mi>j</math:mi>
                  </math:mrow>
                  <math:mo math:stretchy="false">−</math:mo>
                  <math:mi>i</math:mi>
                </math:mrow>
              </math:mtd>
              <math:mtd>
                <math:mi math:fontstyle="normal">:</math:mi>
              </math:mtd>
              <math:mtd>
                <math:mrow>
                  <math:mrow>
                    <math:mrow>
                      <math:mo math:stretchy="false">(</math:mo>
                      <math:mrow>
                        <math:mi>i</math:mi>
                        <math:mo math:stretchy="false">−</math:mo>
                        <math:mo math:stretchy="false">δ</math:mo>
                      </math:mrow>
                      <math:mo math:stretchy="false">)</math:mo>
                    </math:mrow>
                    <math:mo math:stretchy="false">≤</math:mo>
                    <math:mi>j</math:mi>
                  </math:mrow>
                  <math:mo math:stretchy="false">&lt;</math:mo>
                  <math:mi>i</math:mi>
                </math:mrow>
              </math:mtd>
            </math:mtr>
            <math:mtr>
              <math:mtd>
                <math:mi math:fontstyle="italic">2M</math:mi>
              </math:mtd>
              <math:mtd>
                <math:mi math:fontstyle="normal">:</math:mi>
              </math:mtd>
              <math:mtd>
                <math:mrow>
                  <math:mi>j</math:mi>
                  <math:mo math:stretchy="false">=</math:mo>
                  <math:mi>i</math:mi>
                </math:mrow>
              </math:mtd>
            </math:mtr>
            <math:mtr>
              <math:mtd>
                <math:mrow>
                  <math:mrow>
                    <math:mrow>
                      <math:mfrac>
                        <math:mi>M</math:mi>
                        <math:mn>2</math:mn>
                      </math:mfrac>
                      <math:mo math:stretchy="false">×</math:mo>
                      <math:mrow>
                        <math:mo math:stretchy="false">(</math:mo>
                        <math:mrow>
                          <math:mrow>
                            <math:msup>
                              <math:mi>t</math:mi>
                              <math:mn>2</math:mn>
                            </math:msup>
                            <math:mo math:stretchy="false">+</math:mo>
                            <math:mi>t</math:mi>
                          </math:mrow>
                          <math:mo math:stretchy="false">+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−</math:mo>
                    <math:mi>j</math:mi>
                  </math:mrow>
                  <math:mo math:stretchy="false">+</math:mo>
                  <math:mi>i</math:mi>
                </math:mrow>
              </math:mtd>
              <math:mtd>
                <math:mi math:fontstyle="normal">:</math:mi>
              </math:mtd>
              <math:mtd>
                <math:mrow>
                  <math:mrow>
                    <math:mi>i</math:mi>
                    <math:mo math:stretchy="false">&lt;</math:mo>
                    <math:mi>j</math:mi>
                  </math:mrow>
                  <math:mo math:stretchy="false">≤</math:mo>
                  <math:mrow>
                    <math:mo math:stretchy="false">(</math:mo>
                    <math:mrow>
                      <math:mi>i</math:mi>
                      <math:mo math:stretchy="false">+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  <math:mtr>
              <math:mtd>
                <math:mn>0</math:mn>
              </math:mtd>
              <math:mtd>
                <math:mi math:fontstyle="normal">:</math:mi>
              </math:mtd>
              <math:mtd>
                <math:mrow>
                  <math:mi>j</math:mi>
                  <math:mo math:stretchy="false">&gt;</math:mo>
                  <math:mrow>
                    <math:mo math:stretchy="false">(</math:mo>
                    <math:mrow>
                      <math:mi>i</math:mi>
                      <math:mo math:stretchy="false">+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</math:mtable>
        </math:mrow>
      </math:mrow>
    </math:mrow>
    <math:annotation math:encoding="StarMath 5.0">f^{M,t,%delta}(i,j) = 
left lbrace 
matrix{
	0 # : # j &lt; (i + %delta) ##
	{M over 2} times (t^2 - t + 2) + j - i # : # (i - %delta) &lt;= j &lt; i ##
	2M # : # j = i ##
	{M over 2} times (t^2 + t + 2) - j + i # : # i &lt; j &lt;= (i + %delta) ##
	0 # : # j &gt; (i + %delta)
} right none</math:annotation>
  </math:semantics>
</math:math>
</file>